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b74" officeooo:paragraph-rsid="000d9b74"/>
    </style:style>
    <style:style style:name="P2" style:family="paragraph" style:parent-style-name="Standard">
      <style:paragraph-properties fo:text-align="center" style:justify-single-word="false"/>
      <style:text-properties officeooo:rsid="000d9b74" officeooo:paragraph-rsid="000d9b74"/>
    </style:style>
    <style:style style:name="P3" style:family="paragraph" style:parent-style-name="Standard">
      <style:text-properties officeooo:rsid="000ee511" officeooo:paragraph-rsid="000ee511"/>
    </style:style>
    <style:style style:name="P4" style:family="paragraph" style:parent-style-name="Standard">
      <style:text-properties officeooo:rsid="0011dd6e" officeooo:paragraph-rsid="0011dd6e"/>
    </style:style>
    <style:style style:name="P5" style:family="paragraph" style:parent-style-name="Standard">
      <style:text-properties officeooo:rsid="00126831" officeooo:paragraph-rsid="00126831"/>
    </style:style>
    <style:style style:name="P6" style:family="paragraph" style:parent-style-name="Standard">
      <style:text-properties officeooo:rsid="001373f9" officeooo:paragraph-rsid="001373f9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1373f9" officeooo:paragraph-rsid="001373f9"/>
    </style:style>
    <style:style style:name="P8" style:family="paragraph" style:parent-style-name="Standard">
      <style:text-properties officeooo:rsid="0014cd8c" officeooo:paragraph-rsid="0014cd8c"/>
    </style:style>
    <style:style style:name="P9" style:family="paragraph" style:parent-style-name="Standard">
      <loext:graphic-properties draw:fill="none"/>
      <style:paragraph-properties fo:background-color="transparent"/>
      <style:text-properties officeooo:rsid="0014cd8c" officeooo:paragraph-rsid="0014cd8c"/>
    </style:style>
    <style:style style:name="P10" style:family="paragraph" style:parent-style-name="Standard">
      <style:text-properties officeooo:rsid="00167773" officeooo:paragraph-rsid="00167773"/>
    </style:style>
    <style:style style:name="P11" style:family="paragraph" style:parent-style-name="Standard">
      <style:text-properties officeooo:rsid="0016d20b" officeooo:paragraph-rsid="0016d20b"/>
    </style:style>
    <style:style style:name="P12" style:family="paragraph" style:parent-style-name="Standard">
      <style:paragraph-properties fo:text-align="justify" style:justify-single-word="false"/>
      <style:text-properties officeooo:rsid="00182bbb" officeooo:paragraph-rsid="00182bbb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82bbb" officeooo:paragraph-rsid="00182bb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a1aa0" officeooo:paragraph-rsid="001a1aa0"/>
    </style:style>
    <style:style style:name="P15" style:family="paragraph" style:parent-style-name="Standard">
      <style:paragraph-properties fo:text-align="justify" style:justify-single-word="false"/>
      <style:text-properties officeooo:rsid="0020cc8a" officeooo:paragraph-rsid="0020cc8a"/>
    </style:style>
    <style:style style:name="P16" style:family="paragraph" style:parent-style-name="Standard">
      <style:paragraph-properties fo:text-align="justify" style:justify-single-word="false"/>
      <style:text-properties officeooo:rsid="00222bcd" officeooo:paragraph-rsid="00222bcd"/>
    </style:style>
    <style:style style:name="P17" style:family="paragraph" style:parent-style-name="Standard">
      <style:paragraph-properties fo:text-align="justify" style:justify-single-word="false"/>
      <style:text-properties officeooo:rsid="00240f88" officeooo:paragraph-rsid="00240f88"/>
    </style:style>
    <style:style style:name="P18" style:family="paragraph" style:parent-style-name="Standard">
      <style:paragraph-properties fo:text-align="justify" style:justify-single-word="false"/>
      <style:text-properties officeooo:rsid="00252dc7" officeooo:paragraph-rsid="00252dc7"/>
    </style:style>
    <style:style style:name="P19" style:family="paragraph" style:parent-style-name="Standard">
      <style:paragraph-properties fo:text-align="justify" style:justify-single-word="false"/>
      <style:text-properties officeooo:rsid="002745a5" officeooo:paragraph-rsid="002745a5"/>
    </style:style>
    <style:style style:name="P20" style:family="paragraph" style:parent-style-name="Standard">
      <style:paragraph-properties fo:text-align="justify" style:justify-single-word="false"/>
      <style:text-properties officeooo:rsid="00274ed4" officeooo:paragraph-rsid="00274ed4"/>
    </style:style>
    <style:style style:name="P21" style:family="paragraph" style:parent-style-name="Standard">
      <style:paragraph-properties fo:text-align="justify" style:justify-single-word="false"/>
      <style:text-properties officeooo:rsid="00285ce4" officeooo:paragraph-rsid="00285ce4"/>
    </style:style>
    <style:style style:name="P22" style:family="paragraph" style:parent-style-name="Standard">
      <style:paragraph-properties fo:text-align="justify" style:justify-single-word="false"/>
      <style:text-properties officeooo:rsid="0028d532" officeooo:paragraph-rsid="0028d532"/>
    </style:style>
    <style:style style:name="P23" style:family="paragraph" style:parent-style-name="Standard">
      <style:paragraph-properties fo:text-align="justify" style:justify-single-word="false"/>
      <style:text-properties officeooo:rsid="0028ea44" officeooo:paragraph-rsid="0028ea44"/>
    </style:style>
    <style:style style:name="P24" style:family="paragraph" style:parent-style-name="Standard">
      <style:paragraph-properties fo:text-align="justify" style:justify-single-word="false"/>
      <style:text-properties officeooo:rsid="002cb61c" officeooo:paragraph-rsid="002cb61c"/>
    </style:style>
    <style:style style:name="P25" style:family="paragraph" style:parent-style-name="Standard">
      <style:paragraph-properties fo:text-align="justify" style:justify-single-word="false"/>
      <style:text-properties officeooo:rsid="002dabff" officeooo:paragraph-rsid="002dabff"/>
    </style:style>
    <style:style style:name="P26" style:family="paragraph" style:parent-style-name="Standard">
      <style:paragraph-properties fo:text-align="justify" style:justify-single-word="false"/>
      <style:text-properties officeooo:rsid="002ea3ba" officeooo:paragraph-rsid="002ea3ba"/>
    </style:style>
    <style:style style:name="P27" style:family="paragraph" style:parent-style-name="Standard">
      <style:paragraph-properties fo:text-align="justify" style:justify-single-word="false"/>
      <style:text-properties officeooo:rsid="002f8903" officeooo:paragraph-rsid="002f8903"/>
    </style:style>
    <style:style style:name="P28" style:family="paragraph" style:parent-style-name="Standard">
      <style:paragraph-properties fo:text-align="justify" style:justify-single-word="false"/>
      <style:text-properties officeooo:rsid="0032d8d4" officeooo:paragraph-rsid="0032d8d4"/>
    </style:style>
    <style:style style:name="P29" style:family="paragraph" style:parent-style-name="Standard">
      <style:paragraph-properties fo:text-align="justify" style:justify-single-word="false"/>
      <style:text-properties officeooo:rsid="00344abc" officeooo:paragraph-rsid="00344abc"/>
    </style:style>
    <style:style style:name="P30" style:family="paragraph" style:parent-style-name="Standard">
      <style:paragraph-properties fo:text-align="justify" style:justify-single-word="false"/>
      <style:text-properties officeooo:rsid="0035ec05" officeooo:paragraph-rsid="0035ec05"/>
    </style:style>
    <style:style style:name="P31" style:family="paragraph" style:parent-style-name="Standard">
      <style:paragraph-properties fo:text-align="justify" style:justify-single-word="false"/>
      <style:text-properties officeooo:rsid="00379af6" officeooo:paragraph-rsid="00379af6"/>
    </style:style>
    <style:style style:name="P32" style:family="paragraph" style:parent-style-name="Standard">
      <style:paragraph-properties fo:text-align="justify" style:justify-single-word="false"/>
      <style:text-properties officeooo:rsid="0038033c" officeooo:paragraph-rsid="0038033c"/>
    </style:style>
    <style:style style:name="P33" style:family="paragraph" style:parent-style-name="Standard">
      <style:paragraph-properties fo:text-align="justify" style:justify-single-word="false"/>
      <style:text-properties officeooo:rsid="003908ba" officeooo:paragraph-rsid="003908ba"/>
    </style:style>
    <style:style style:name="P34" style:family="paragraph" style:parent-style-name="Standard">
      <style:paragraph-properties fo:text-align="justify" style:justify-single-word="false"/>
      <style:text-properties officeooo:rsid="0039ea29" officeooo:paragraph-rsid="0039ea29"/>
    </style:style>
    <style:style style:name="P35" style:family="paragraph" style:parent-style-name="Standard">
      <style:paragraph-properties fo:text-align="justify" style:justify-single-word="false"/>
      <style:text-properties officeooo:rsid="003c0e81" officeooo:paragraph-rsid="003c0e81"/>
    </style:style>
    <style:style style:name="P36" style:family="paragraph" style:parent-style-name="Standard">
      <style:paragraph-properties fo:text-align="justify" style:justify-single-word="false"/>
      <style:text-properties officeooo:rsid="003db397" officeooo:paragraph-rsid="003db397"/>
    </style:style>
    <style:style style:name="P37" style:family="paragraph" style:parent-style-name="Standard">
      <style:paragraph-properties fo:text-align="justify" style:justify-single-word="false"/>
      <style:text-properties officeooo:rsid="003f1667" officeooo:paragraph-rsid="003f1667"/>
    </style:style>
    <style:style style:name="P38" style:family="paragraph" style:parent-style-name="Standard">
      <style:paragraph-properties fo:text-align="center" style:justify-single-word="false"/>
      <style:text-properties officeooo:rsid="003f1667" officeooo:paragraph-rsid="003f1667"/>
    </style:style>
    <style:style style:name="P39" style:family="paragraph" style:parent-style-name="Standard">
      <style:paragraph-properties fo:text-align="justify" style:justify-single-word="false"/>
      <style:text-properties officeooo:rsid="00401ff0" officeooo:paragraph-rsid="00401ff0"/>
    </style:style>
    <style:style style:name="P40" style:family="paragraph" style:parent-style-name="Standard">
      <style:paragraph-properties fo:text-align="justify" style:justify-single-word="false"/>
      <style:text-properties officeooo:rsid="00405d18" officeooo:paragraph-rsid="00405d18"/>
    </style:style>
    <style:style style:name="P41" style:family="paragraph" style:parent-style-name="Standard">
      <style:paragraph-properties fo:text-align="justify" style:justify-single-word="false"/>
      <style:text-properties officeooo:rsid="00412034" officeooo:paragraph-rsid="00412034"/>
    </style:style>
    <style:style style:name="P42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373f9" officeooo:paragraph-rsid="001373f9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373f9" officeooo:paragraph-rsid="001373f9"/>
    </style:style>
    <style:style style:name="P44" style:family="paragraph" style:parent-style-name="Standard" style:list-style-name="L1">
      <loext:graphic-properties draw:fill="none"/>
      <style:paragraph-properties fo:background-color="transparent"/>
      <style:text-properties officeooo:rsid="001373f9" officeooo:paragraph-rsid="001373f9"/>
    </style:style>
    <style:style style:name="P45" style:family="paragraph" style:parent-style-name="Standard" style:list-style-name="L2">
      <style:text-properties officeooo:rsid="0016d20b" officeooo:paragraph-rsid="0016d20b"/>
    </style:style>
    <style:style style:name="P46" style:family="paragraph" style:parent-style-name="Standard" style:list-style-name="L3">
      <style:paragraph-properties fo:text-align="justify" style:justify-single-word="false"/>
      <style:text-properties officeooo:rsid="00182bbb" officeooo:paragraph-rsid="00182bbb"/>
    </style:style>
    <style:style style:name="P47" style:family="paragraph" style:parent-style-name="Standard" style:list-style-name="L4">
      <style:paragraph-properties fo:text-align="justify" style:justify-single-word="false"/>
      <style:text-properties officeooo:rsid="001a1aa0" officeooo:paragraph-rsid="001a1aa0"/>
    </style:style>
    <style:style style:name="P48" style:family="paragraph" style:parent-style-name="Standard" style:list-style-name="L4">
      <style:paragraph-properties fo:text-align="justify" style:justify-single-word="false"/>
      <style:text-properties officeooo:rsid="001ab296" officeooo:paragraph-rsid="001ab296"/>
    </style:style>
    <style:style style:name="P49" style:family="paragraph" style:parent-style-name="Standard" style:list-style-name="L4">
      <style:paragraph-properties fo:text-align="justify" style:justify-single-word="false"/>
      <style:text-properties officeooo:rsid="001c494b" officeooo:paragraph-rsid="001c494b"/>
    </style:style>
    <style:style style:name="P50" style:family="paragraph" style:parent-style-name="Standard" style:list-style-name="L4">
      <style:paragraph-properties fo:text-align="justify" style:justify-single-word="false"/>
      <style:text-properties officeooo:rsid="001d8770" officeooo:paragraph-rsid="001d8770"/>
    </style:style>
    <style:style style:name="P51" style:family="paragraph" style:parent-style-name="Standard" style:list-style-name="L4">
      <style:paragraph-properties fo:text-align="justify" style:justify-single-word="false"/>
      <style:text-properties officeooo:rsid="001f7e2d" officeooo:paragraph-rsid="001f7e2d"/>
    </style:style>
    <style:style style:name="P52" style:family="paragraph" style:parent-style-name="Standard" style:list-style-name="L5">
      <style:paragraph-properties fo:text-align="justify" style:justify-single-word="false"/>
      <style:text-properties officeooo:rsid="00222bcd" officeooo:paragraph-rsid="00222bcd"/>
    </style:style>
    <style:style style:name="P53" style:family="paragraph" style:parent-style-name="Standard" style:list-style-name="L5">
      <style:paragraph-properties fo:text-align="justify" style:justify-single-word="false"/>
      <style:text-properties officeooo:rsid="002353f9" officeooo:paragraph-rsid="002353f9"/>
    </style:style>
    <style:style style:name="P54" style:family="paragraph" style:parent-style-name="Standard" style:list-style-name="L5">
      <style:paragraph-properties fo:text-align="justify" style:justify-single-word="false"/>
      <style:text-properties officeooo:rsid="002407d3" officeooo:paragraph-rsid="002407d3"/>
    </style:style>
    <style:style style:name="P55" style:family="paragraph" style:parent-style-name="Standard" style:list-style-name="L5">
      <style:paragraph-properties fo:text-align="justify" style:justify-single-word="false"/>
      <style:text-properties officeooo:rsid="00240f88" officeooo:paragraph-rsid="00240f88"/>
    </style:style>
    <style:style style:name="P56" style:family="paragraph" style:parent-style-name="Standard" style:list-style-name="L6">
      <style:paragraph-properties fo:text-align="justify" style:justify-single-word="false"/>
      <style:text-properties officeooo:rsid="002745a5" officeooo:paragraph-rsid="002745a5"/>
    </style:style>
    <style:style style:name="P57" style:family="paragraph" style:parent-style-name="Standard" style:list-style-name="L7">
      <style:paragraph-properties fo:text-align="justify" style:justify-single-word="false"/>
      <style:text-properties officeooo:rsid="002745a5" officeooo:paragraph-rsid="002745a5"/>
    </style:style>
    <style:style style:name="P58" style:family="paragraph" style:parent-style-name="Standard" style:list-style-name="L8">
      <style:paragraph-properties fo:text-align="justify" style:justify-single-word="false"/>
      <style:text-properties officeooo:rsid="00274ed4" officeooo:paragraph-rsid="00274ed4"/>
    </style:style>
    <style:style style:name="P59" style:family="paragraph" style:parent-style-name="Standard" style:list-style-name="L9">
      <style:paragraph-properties fo:text-align="justify" style:justify-single-word="false"/>
      <style:text-properties officeooo:rsid="002cb61c" officeooo:paragraph-rsid="002cb61c"/>
    </style:style>
    <style:style style:name="P60" style:family="paragraph" style:parent-style-name="Standard" style:list-style-name="L9">
      <style:paragraph-properties fo:text-align="justify" style:justify-single-word="false"/>
      <style:text-properties officeooo:rsid="002dabff" officeooo:paragraph-rsid="002dabff"/>
    </style:style>
    <style:style style:name="P61" style:family="paragraph" style:parent-style-name="Standard" style:list-style-name="L10">
      <style:paragraph-properties fo:text-align="justify" style:justify-single-word="false"/>
      <style:text-properties officeooo:rsid="00344abc" officeooo:paragraph-rsid="00344abc"/>
    </style:style>
    <style:style style:name="P62" style:family="paragraph" style:parent-style-name="Standard" style:list-style-name="L11">
      <style:paragraph-properties fo:text-align="justify" style:justify-single-word="false"/>
      <style:text-properties officeooo:rsid="00344abc" officeooo:paragraph-rsid="00344abc"/>
    </style:style>
    <style:style style:name="P63" style:family="paragraph" style:parent-style-name="Standard" style:list-style-name="L12">
      <style:paragraph-properties fo:text-align="justify" style:justify-single-word="false"/>
      <style:text-properties officeooo:rsid="0035ec05" officeooo:paragraph-rsid="0035ec05"/>
    </style:style>
    <style:style style:name="P64" style:family="paragraph" style:parent-style-name="Standard" style:list-style-name="L12">
      <style:paragraph-properties fo:text-align="justify" style:justify-single-word="false"/>
      <style:text-properties officeooo:rsid="00379af6" officeooo:paragraph-rsid="00379af6"/>
    </style:style>
    <style:style style:name="P65" style:family="paragraph" style:parent-style-name="Standard" style:list-style-name="L13">
      <style:paragraph-properties fo:text-align="justify" style:justify-single-word="false"/>
      <style:text-properties officeooo:rsid="003908ba" officeooo:paragraph-rsid="003908ba"/>
    </style:style>
    <style:style style:name="P66" style:family="paragraph" style:parent-style-name="Standard" style:list-style-name="L14">
      <style:paragraph-properties fo:text-align="justify" style:justify-single-word="false"/>
      <style:text-properties officeooo:rsid="003908ba" officeooo:paragraph-rsid="003908ba"/>
    </style:style>
    <style:style style:name="P67" style:family="paragraph" style:parent-style-name="Standard" style:list-style-name="L15">
      <style:paragraph-properties fo:text-align="justify" style:justify-single-word="false"/>
      <style:text-properties officeooo:rsid="003908ba" officeooo:paragraph-rsid="003908ba"/>
    </style:style>
    <style:style style:name="P68" style:family="paragraph" style:parent-style-name="Standard" style:list-style-name="L15">
      <style:paragraph-properties fo:text-align="justify" style:justify-single-word="false"/>
      <style:text-properties officeooo:rsid="0039ea29" officeooo:paragraph-rsid="0039ea29"/>
    </style:style>
    <style:style style:name="P69" style:family="paragraph" style:parent-style-name="Standard" style:list-style-name="L16">
      <style:paragraph-properties fo:text-align="justify" style:justify-single-word="false"/>
      <style:text-properties officeooo:rsid="003c0e81" officeooo:paragraph-rsid="003c0e81"/>
    </style:style>
    <style:style style:name="P70" style:family="paragraph" style:parent-style-name="Standard" style:list-style-name="L17">
      <style:paragraph-properties fo:text-align="justify" style:justify-single-word="false"/>
      <style:text-properties officeooo:rsid="00401ff0" officeooo:paragraph-rsid="00401ff0"/>
    </style:style>
    <style:style style:name="P71" style:family="paragraph" style:parent-style-name="Standard" style:list-style-name="L18">
      <style:paragraph-properties fo:text-align="justify" style:justify-single-word="false"/>
      <style:text-properties officeooo:rsid="00412034" officeooo:paragraph-rsid="00412034"/>
    </style:style>
    <style:style style:name="P72" style:family="paragraph" style:parent-style-name="Standard">
      <style:paragraph-properties fo:text-align="justify" style:justify-single-word="false"/>
      <style:text-properties officeooo:rsid="00412034" officeooo:paragraph-rsid="00412034"/>
    </style:style>
    <style:style style:name="P73" style:family="paragraph" style:parent-style-name="Standard">
      <style:paragraph-properties fo:text-align="justify" style:justify-single-word="false"/>
      <style:text-properties officeooo:rsid="0041894c" officeooo:paragraph-rsid="004351f5"/>
    </style:style>
    <style:style style:name="P74" style:family="paragraph" style:parent-style-name="Standard">
      <style:paragraph-properties fo:text-align="justify" style:justify-single-word="false"/>
      <style:text-properties officeooo:rsid="0046235d" officeooo:paragraph-rsid="0046235d"/>
    </style:style>
    <style:style style:name="P75" style:family="paragraph" style:parent-style-name="Standard">
      <style:paragraph-properties fo:text-align="justify" style:justify-single-word="false"/>
      <style:text-properties officeooo:rsid="0046a97d" officeooo:paragraph-rsid="0046a97d"/>
    </style:style>
    <style:style style:name="P76" style:family="paragraph" style:parent-style-name="Standard">
      <style:paragraph-properties fo:text-align="justify" style:justify-single-word="false"/>
      <style:text-properties officeooo:rsid="004799c3" officeooo:paragraph-rsid="004799c3"/>
    </style:style>
    <style:style style:name="P77" style:family="paragraph" style:parent-style-name="Standard">
      <style:paragraph-properties fo:text-align="justify" style:justify-single-word="false"/>
      <style:text-properties officeooo:rsid="0047bc38" officeooo:paragraph-rsid="0047bc38"/>
    </style:style>
    <style:style style:name="P78" style:family="paragraph" style:parent-style-name="Standard">
      <style:paragraph-properties fo:text-align="justify" style:justify-single-word="false"/>
      <style:text-properties officeooo:rsid="0047cd00" officeooo:paragraph-rsid="0047cd00"/>
    </style:style>
    <style:style style:name="P79" style:family="paragraph" style:parent-style-name="Standard">
      <style:paragraph-properties fo:text-align="justify" style:justify-single-word="false"/>
      <style:text-properties officeooo:rsid="004b7eda" officeooo:paragraph-rsid="004b7eda"/>
    </style:style>
    <style:style style:name="P80" style:family="paragraph">
      <style:paragraph-properties fo:text-align="center"/>
    </style:style>
    <style:style style:name="P81" style:family="paragraph">
      <loext:graphic-properties draw:fill="none" draw:fill-color="#ffffff"/>
    </style:style>
    <style:style style:name="T1" style:family="text">
      <style:text-properties officeooo:rsid="000f9710"/>
    </style:style>
    <style:style style:name="T2" style:family="text">
      <style:text-properties officeooo:rsid="001268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4351f5"/>
    </style:style>
    <style:style style:name="T6" style:family="text">
      <style:text-properties style:text-position="sub 58%"/>
    </style:style>
    <style:style style:name="T7" style:family="text">
      <style:text-properties officeooo:rsid="001ab296"/>
    </style:style>
    <style:style style:name="T8" style:family="text">
      <style:text-properties officeooo:rsid="00209906"/>
    </style:style>
    <style:style style:name="T9" style:family="text">
      <style:text-properties officeooo:rsid="002562a8"/>
    </style:style>
    <style:style style:name="T10" style:family="text">
      <style:text-properties officeooo:rsid="003183dd"/>
    </style:style>
    <style:style style:name="T11" style:family="text">
      <style:text-properties officeooo:rsid="0032aac5"/>
    </style:style>
    <style:style style:name="T12" style:family="text">
      <style:text-properties officeooo:rsid="003869a5"/>
    </style:style>
    <style:style style:name="T13" style:family="text">
      <style:text-properties officeooo:rsid="003ba29c"/>
    </style:style>
    <style:style style:name="T14" style:family="text">
      <style:text-properties officeooo:rsid="003db397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41cb21"/>
    </style:style>
    <style:style style:name="T17" style:family="text">
      <style:text-properties style:text-position="0% 100%" officeooo:rsid="004351f5"/>
    </style:style>
    <style:style style:name="T18" style:family="text">
      <style:text-properties style:text-position="0% 100%" officeooo:rsid="0044aae5"/>
    </style:style>
    <style:style style:name="T19" style:family="text">
      <style:text-properties officeooo:rsid="0047cd00"/>
    </style:style>
    <style:style style:name="T20" style:family="text">
      <style:text-properties officeooo:rsid="004bf479"/>
    </style:style>
    <style:style style:name="T21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otted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otted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Fine_20_Dotted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Fine_20_Dotted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otted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otted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екции по экологии</text:p>
      <text:p text:style-name="P1">Учебник Пропанина — Колыгина, Коксов, Мышкаров, Короленко.</text:p>
      <text:p text:style-name="P1"/>
      <text:p text:style-name="P3">503 э — база экологов <text:span text:style-name="T1">(препод и представители кафедры).</text:span></text:p>
      <text:p text:style-name="P5"/>
      <text:p text:style-name="P3"/>
      <text:p text:style-name="P4">Давно человек был частью природы (животным) и не нарушал целостность природы. <text:span text:style-name="T2">Потом начал развиваться, выращивать растения, импользовать больше пространства и начал не сам адаптироваться к окружающей природе, а адаптировать ее под себя. Тем самым он вырубал либо выжигалл <text:s/>леса, тем самым уничтожая территорию существования других животных. Но это носило малый масштаб. После он начал строить платины, гидроэдлектростании, в результате чего экосистемы сильно менялись. </text:span></text:p>
      <text:p text:style-name="P4"/>
      <text:p text:style-name="P6"><text:span text:style-name="T3">Экология</text:span> — наука, которая изучает живые организмы, среду их обитания и взаимосвязи между организмами и средой их обитания.</text:p>
      <text:p text:style-name="P42"/>
      <text:p text:style-name="P43">1848г - логистические уравнения (Ферхюльст), уравнения роста популяции:</text:p>
      <text:list xml:id="list4517656280178905860" text:style-name="L1">
        <text:list-item>
          <text:p text:style-name="P44">Скорость размножения популяции пропорциональна ее численности при прочих равных</text:p>
        </text:list-item>
        <text:list-item>
          <text:p text:style-name="P44">Скорость размножения популяции пропорциональна количеству доступных ресурсов при прочих равных</text:p>
        </text:list-item>
      </text:list>
      <text:p text:style-name="P7"/>
      <text:p text:style-name="P7">dN/dt = rN, <text:tab/>где</text:p>
      <text:p text:style-name="P7">N — численность популяции</text:p>
      <text:p text:style-name="P7">t — время</text:p>
      <text:p text:style-name="P7">r — некая константа</text:p>
      <text:p text:style-name="P7"/>
      <text:p text:style-name="P7"/>
      <text:p text:style-name="P7">ln N = rt + c</text:p>
      <text:p text:style-name="P7"/>
      <text:p text:style-name="P7">N <text:s/>= N<text:span text:style-name="T6">0</text:span>e<text:span text:style-name="T4">rt</text:span> <text:s/>, график этой функции похож на букву «j» - и называется<text:span text:style-name="T3"> j-кривая</text:span></text:p>
      <text:p text:style-name="P7"/>
      <text:p text:style-name="P9">Для случая, ограниченных ресурсов:</text:p>
      <text:p text:style-name="P9">dN/dt = rN(1 — (N/k))</text:p>
      <text:p text:style-name="P9">k — константа, экологическая емкость ниши.</text:p>
      <text:p text:style-name="P8">N = kN<text:span text:style-name="T6">0</text:span>e<text:span text:style-name="T4">rt</text:span>/k + N<text:span text:style-name="T6">0</text:span>(e<text:span text:style-name="T4">rt</text:span> — 1)</text:p>
      <text:p text:style-name="P8"><draw:line text:anchor-type="paragraph" draw:z-index="0" draw:name="Shape1" draw:style-name="gr1" draw:text-style-name="P80" svg:x1="0.7201in" svg:y1="0.5201in" svg:x2="0.7008in" svg:y2="2.4965in"><text:p/></draw:line><draw:line text:anchor-type="paragraph" draw:z-index="1" draw:name="Shape2" draw:style-name="gr1" draw:text-style-name="P80" svg:x1="3.6433in" svg:y1="2.5339in" svg:x2="0.7008in" svg:y2="2.4965in"><text:p/></draw:line><draw:line text:anchor-type="paragraph" draw:z-index="2" draw:name="Shape3" draw:style-name="gr2" draw:text-style-name="P80" svg:x1="0.7008in" svg:y1="1.3791in" svg:x2="3.4346in" svg:y2="1.3598in"><text:p/></draw:line><draw:path text:anchor-type="paragraph" draw:z-index="3" draw:name="Shape4" draw:style-name="gr3" draw:text-style-name="P80" svg:width="2.2138in" svg:height="1.128in" draw:transform="rotate (-0.109257611174846) translate (0.829714226049514in 1.17524660650299in)" svg:viewBox="0 0 5624 2866" svg:d="M0 2860c161 11 326 13 480-37 230-74 453-293 488-554 25-185 106-356 168-535 80-227 274-273 421-417 128-124 326-151 493-215 184-72 394-119 535-268 139-146 326-227 521-251 189-23 385-34 575-63 524-78 1024-451 1576-480l160-17 159-18 48-5"><text:p/></draw:path><draw:path text:anchor-type="paragraph" draw:z-index="4" draw:name="Shape5" draw:style-name="gr3" draw:text-style-name="P80" svg:width="1.8768in" svg:height="1.3343in" draw:transform="rotate (-0.980002374994817) translate (1.93413232707366in -0.243173756976989in)" svg:viewBox="0 0 4768 3390" svg:d="M0 3367c194-14 381 24 583 23 211 0 381-77 544-177 165-101 311-214 463-345 137-119 273-238 432-328 175-100 359-189 529-302 150-99 313-192 420-337 104-142 221-270 335-412 114-140 261-249 401-368 134-114 214-283 362-395 158-119 297-265 454-389l103-125 89-133 53-79"><text:p/></draw:path><draw:path text:anchor-type="paragraph" draw:z-index="5" draw:name="Shape6" draw:style-name="gr3" draw:text-style-name="P80" svg:width="0.3661in" svg:height="0.6811in" draw:transform="rotate (1.5707963267949) translate (0.719904340263892in 1.78958333333333in)" svg:viewBox="0 0 931 1731" svg:d="M0 16c219-81 356 158 466 288 121 145 226 309 305 482 77 169 169 345 144 545v176l16 160v64"><text:p/></draw:path><draw:frame text:anchor-type="paragraph" draw:z-index="6" draw:name="Shape7" draw:style-name="gr4" draw:text-style-name="P81" svg:width="0.1831in" svg:height="0.1961in" svg:x="3.6366in" svg:y="2.5846in"><draw:text-box><text:p>t</text:p></draw:text-box></draw:frame><draw:frame text:anchor-type="paragraph" draw:z-index="7" draw:name="Shape8" draw:style-name="gr5" draw:text-style-name="P81" svg:width="0.215in" svg:height="0.1925in" svg:x="0.6063in" svg:y="2.5339in"><draw:text-box><text:p>0</text:p></draw:text-box></draw:frame><draw:frame text:anchor-type="paragraph" draw:z-index="8" draw:name="Shape9" draw:style-name="gr5" draw:text-style-name="P81" svg:width="0.1516in" svg:height="0.1925in" svg:x="0.5492in" svg:y="0.4445in"><draw:text-box><text:p>N</text:p></draw:text-box></draw:frame><draw:frame text:anchor-type="paragraph" draw:z-index="9" draw:name="Shape10" draw:style-name="gr6" draw:text-style-name="P81" svg:width="0.2024in" svg:height="0.2213in" svg:x="0.5181in" svg:y="1.2839in"><draw:text-box><text:p>k</text:p></draw:text-box></draw:frame><draw:frame text:anchor-type="paragraph" draw:z-index="10" draw:name="Shape11" draw:style-name="gr7" draw:text-style-name="P81" svg:width="0.935in" svg:height="0.3843in" svg:x="1.8811in" svg:y="1.6126in"><draw:text-box><text:p>S - кривая</text:p></draw:text-box></draw:frame><draw:frame text:anchor-type="paragraph" draw:z-index="11" draw:name="Shape12" draw:style-name="gr8" draw:text-style-name="P81" svg:width="0.2717in" svg:height="0.2323in" svg:x="0.4484in" svg:y="2.2756in"><draw:text-box><text:p>N<text:span text:style-name="T21">0</text:span></text:p></draw:text-box></draw:frame><draw:frame text:anchor-type="paragraph" draw:z-index="12" draw:name="Shape13" draw:style-name="gr8" draw:text-style-name="P81" svg:width="0.2087in" svg:height="0.2323in" svg:x="0.802in" svg:y="0.2807in"><draw:text-box><text:p>N<text:span text:style-name="T21">0</text:span></text:p></draw:text-box></draw:frame><draw:frame text:anchor-type="paragraph" draw:z-index="13" draw:name="Shape14" draw:style-name="gr9" draw:text-style-name="P81" svg:width="0.2524in" svg:height="0.2276in" svg:x="0.4484in" svg:y="1.6571in"><draw:text-box><text:p>k/2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В 1866 году Геккель ввел термин «экология»</text:p>
      <text:p text:style-name="P10"/>
      <text:p text:style-name="P10">в 1974 Коммонер сформулировал законы экологии:</text:p>
      <text:list xml:id="list2326434406115597978" text:style-name="L2">
        <text:list-item>
          <text:p text:style-name="P45">все связанно со всем</text:p>
        </text:list-item>
        <text:list-item>
          <text:p text:style-name="P45">природа знает лучше</text:p>
        </text:list-item>
        <text:list-item>
          <text:p text:style-name="P45">все должно куда-то деваться</text:p>
        </text:list-item>
        <text:list-item>
          <text:p text:style-name="P45">за все надо платить</text:p>
        </text:list-item>
      </text:list>
      <text:p text:style-name="P11"/>
      <text:p text:style-name="P11"/>
      <text:p text:style-name="P13">Структура биосферы</text:p>
      <text:p text:style-name="P12">В биосферу входят:</text:p>
      <text:list xml:id="list3484658670924062195" text:style-name="L3">
        <text:list-item>
          <text:p text:style-name="P46">верхние слои литосферы</text:p>
        </text:list-item>
        <text:list-item>
          <text:p text:style-name="P46"><text:s/>нижние слои атмосферы</text:p>
        </text:list-item>
        <text:list-item>
          <text:p text:style-name="P46">гидросфера</text:p>
        </text:list-item>
      </text:list>
      <text:p text:style-name="P12"/>
      <text:p text:style-name="P14">Наносфера — сфера взаимодействия человека и природы в пределах которой разумная деятельность человека становится главным, определяющим фактором развития.</text:p>
      <text:p text:style-name="P14"/>
      <text:p text:style-name="P14">Необходимые условия существования наносферы <text:span text:style-name="T7">(по Вернадскому)</text:span>:</text:p>
      <text:list xml:id="list10524093226670422" text:style-name="L4">
        <text:list-item>
          <text:p text:style-name="P47">заселение человеком всей планеты</text:p>
        </text:list-item>
        <text:list-item>
          <text:p text:style-name="P48">резкое преобразование средств связи и обмена между странами</text:p>
        </text:list-item>
        <text:list-item>
          <text:p text:style-name="P49">установление связей (в том числе и политических) между всеми странами</text:p>
        </text:list-item>
        <text:list-item>
          <text:p text:style-name="P50">начало преобладания геологической роли человека над другими геологическими процессами, протекающими в биосфере.</text:p>
        </text:list-item>
        <text:list-item>
          <text:p text:style-name="P50">Расширение границы биосферы и выход в космос</text:p>
        </text:list-item>
        <text:list-item>
          <text:p text:style-name="P51">открытие новых источников энергии</text:p>
        </text:list-item>
        <text:list-item>
          <text:p text:style-name="P51">равенство людей, всех рас и религий</text:p>
        </text:list-item>
        <text:list-item>
          <text:p text:style-name="P51">увеличение роли народных масс в решении вопроса внешней и внутренней политики</text:p>
        </text:list-item>
        <text:list-item>
          <text:p text:style-name="P51">свобода научной мысли и научного искания</text:p>
        </text:list-item>
        <text:list-item>
          <text:p text:style-name="P51">продуманная система народного образования, создание реальной возможности не допустить недоедания и голода, нищеты и чрезвычайно ослабить болезни</text:p>
        </text:list-item>
        <text:list-item>
          <text:p text:style-name="P51">разумное преобразование первичной природы Земли с целью сделать ее способной удовлетворить все материальные, эстетические и духовные потребности чиссленно врастающего населения</text:p>
        </text:list-item>
        <text:list-item>
          <text:p text:style-name="P51">исключение войн из об<text:span text:style-name="T8">щ</text:span>ества<text:span text:style-name="T11">x</text:span></text:p>
        </text:list-item>
      </text:list>
      <text:p text:style-name="P14"/>
      <text:p text:style-name="P14"/>
      <text:p text:style-name="P15">Лекция 2</text:p>
      <text:p text:style-name="P15">Коснос — геологические преобразования, не связанные с деятельностью живых оргонизмов.</text:p>
      <text:p text:style-name="P15">Живое существо</text:p>
      <text:p text:style-name="P15">Биокостное существо</text:p>
      <text:p text:style-name="P15"/>
      <text:p text:style-name="P15">Биогенное вещество — геологические образования, созданные в <text:s/>результате жизнедеятельности живых организмов.</text:p>
      <text:p text:style-name="P15"/>
      <text:p text:style-name="P16">Функции живых организмов:</text:p>
      <text:list xml:id="list7271692110270024756" text:style-name="L5">
        <text:list-item>
          <text:p text:style-name="P52">Концентрационный (накопление) — в организмах накапливаются какие-то химические вещества, в некоторых органах способны накапливаться определенные хим. Элементы, тяжелые металлы и тд…</text:p>
        </text:list-item>
        <text:list-item>
          <text:p text:style-name="P53">Газовая (с ней связан текущий состав атмосферы)</text:p>
        </text:list-item>
        <text:list-item>
          <text:p text:style-name="P53">Окислительно-восстановительный</text:p>
        </text:list-item>
        <text:list-item>
          <text:p text:style-name="P53"><text:soft-page-break/>Биохимическое - Закон биогенной миграции атомов - Миграция химичексих элементов на земной поверхности и в биосфере в целом осуществляется или при непосредственном участии живого вещества или же она протекает в среде геохимические особенности которой обусловлены живым веществом как тем, которое населяет биосферу в настоящее время, так и тем, которое действовало на земле в течение всей ее геологической истории. </text:p>
          <text:p text:style-name="P54"/>
        </text:list-item>
        <text:list-item>
          <text:p text:style-name="P54">Биохимическая деятельность человека</text:p>
        </text:list-item>
        <text:list-item>
          <text:p text:style-name="P55">Энергетическая</text:p>
        </text:list-item>
        <text:list-item>
          <text:p text:style-name="P55">Информационная — связана с молекулами ДНК и РНК</text:p>
        </text:list-item>
        <text:list-item>
          <text:p text:style-name="P55">Средорегулирующая и средообразующая</text:p>
        </text:list-item>
      </text:list>
      <text:p text:style-name="P17"/>
      <text:p text:style-name="P17"/>
      <text:p text:style-name="P18">Термодинамическеи активные прим<text:span text:style-name="T9">е</text:span>си — переменные составляющие воздуха, сильно влияющие на температурный режим. <text:span text:style-name="T9">К ним относятся многоатомные (хотя бы 3) газы.</text:span></text:p>
      <text:p text:style-name="P18"/>
      <text:p text:style-name="P19">Природные ресурсы:</text:p>
      <text:list xml:id="list257102408327783804" text:style-name="L6">
        <text:list-item>
          <text:p text:style-name="P56">Исчерпаемые (солнечная энергия, приливы, отливы, ветер)</text:p>
        </text:list-item>
        <text:list-item>
          <text:p text:style-name="P56">Неисчерпаемые:</text:p>
        </text:list-item>
      </text:list>
      <text:list xml:id="list6833291001174284181" text:style-name="L7">
        <text:list-item>
          <text:p text:style-name="P57">возобнавляемые</text:p>
        </text:list-item>
        <text:list-item>
          <text:p text:style-name="P57">медленно возобновляемые</text:p>
        </text:list-item>
        <text:list-item>
          <text:p text:style-name="P57">невозобновляемые</text:p>
        </text:list-item>
      </text:list>
      <text:p text:style-name="P19"/>
      <text:p text:style-name="P20">Природные ресурсы:</text:p>
      <text:list xml:id="list7614826847682263604" text:style-name="L8">
        <text:list-item>
          <text:p text:style-name="P58">Доступные</text:p>
        </text:list-item>
        <text:list-item>
          <text:p text:style-name="P58">Потенциальные</text:p>
        </text:list-item>
      </text:list>
      <text:p text:style-name="P20"/>
      <text:p text:style-name="P21">Биогеохимические циклы (круговороты вещества) — циклическое перемещение химичеких элементов в ходе жизнедеятельности организмов. <text:s/></text:p>
      <text:p text:style-name="P14"/>
      <text:p text:style-name="P22">Продуценты — выр<text:span text:style-name="T10">а</text:span>батывают органические вещества из неорганических.</text:p>
      <text:p text:style-name="P22"/>
      <text:p text:style-name="P22"/>
      <text:p text:style-name="P23">Редуценты будут разлагать органику на неорганические вещества. Со временем образуется топливо, известняки и прочая гадость….</text:p>
      <text:p text:style-name="P23"><text:s/></text:p>
      <text:p text:style-name="P23"/>
      <text:p text:style-name="P24">Три прикладные задачи экологии:</text:p>
      <text:list xml:id="list4560562964833595672" text:style-name="L9">
        <text:list-item>
          <text:p text:style-name="P59">Прогнозирование и оценка возможных отрицательных последствий деятельности человека</text:p>
        </text:list-item>
        <text:list-item>
          <text:p text:style-name="P59">Сохранение, воспроизводство и рациональное использование природных ресурсов</text:p>
        </text:list-item>
        <text:list-item>
          <text:p text:style-name="P60">Оптимизация любых решений (инженерных, политических, экономических, социальных и тд) с точки зрения обеспечения экологически безопасного развития.</text:p>
        </text:list-item>
      </text:list>
      <text:p text:style-name="P25"/>
      <text:p text:style-name="P25"/>
      <text:p text:style-name="P25"/>
      <text:p text:style-name="P26">Биоаккумуляция - <text:s/>увеличение конце<text:span text:style-name="T10">нк</text:span>трации в живых организмах.</text:p>
      <text:p text:style-name="P26"/>
      <text:p text:style-name="P27">Токсификация — превращение вредного вещества в еще более опасное. </text:p>
      <text:p text:style-name="P27"/>
      <text:p text:style-name="P27"/>
      <text:p text:style-name="P27"/>
      <text:p text:style-name="P28"><text:soft-page-break/>Высота ветряной станции порядка 100 метров. В некоторых из них расположен лифт. </text:p>
      <text:p text:style-name="P32">Ветряк может упасть, в него может попасть молния, птичка и прочая гадость (птичку жалко), <text:span text:style-name="T12">сгореть...</text:span></text:p>
      <text:p text:style-name="P28"/>
      <text:p text:style-name="P29">Признаки живых организмов:</text:p>
      <text:list xml:id="list8231797316074947385" text:style-name="L10">
        <text:list-item>
          <text:p text:style-name="P61">химический состав (углерод, водород, кислород, N)</text:p>
        </text:list-item>
        <text:list-item>
          <text:p text:style-name="P61">структура (клеточное строение)</text:p>
        </text:list-item>
        <text:list-item>
          <text:p text:style-name="P61">способность к развитию, размножению, росту</text:p>
        </text:list-item>
        <text:list-item>
          <text:p text:style-name="P61">Раздражительность</text:p>
        </text:list-item>
        <text:list-item>
          <text:p text:style-name="P61">наследственность</text:p>
        </text:list-item>
        <text:list-item>
          <text:p text:style-name="P61">адаптация (строение внешнее, строение внутреннее, мимокрия(слияние с внешней средой), адаптация бывает пассивная и активная</text:p>
        </text:list-item>
        <text:list-item>
          <text:p text:style-name="P61">постоянный обмен веществ и энергией</text:p>
        </text:list-item>
      </text:list>
      <text:p text:style-name="P29"/>
      <text:p text:style-name="P29">Уровень организации живой материи</text:p>
      <text:list xml:id="list6149911047285764138" text:style-name="L11">
        <text:list-item>
          <text:p text:style-name="P62">молекулярный</text:p>
        </text:list-item>
        <text:list-item>
          <text:p text:style-name="P62">клеточный</text:p>
        </text:list-item>
        <text:list-item>
          <text:p text:style-name="P62">тканевый</text:p>
        </text:list-item>
        <text:list-item>
          <text:p text:style-name="P62">целый организмам</text:p>
        </text:list-item>
        <text:list-item>
          <text:p text:style-name="P62">савокупность особей — популяционно-родовой уровень</text:p>
        </text:list-item>
        <text:list-item>
          <text:p text:style-name="P62">экосистемный</text:p>
        </text:list-item>
        <text:list-item>
          <text:p text:style-name="P62">биосфера</text:p>
        </text:list-item>
      </text:list>
      <text:p text:style-name="P29"/>
      <text:p text:style-name="P30">Популяция — савокупность особей одного вида, населяющая определенную территорию, частично или полностью изолированная от других популяций.</text:p>
      <text:p text:style-name="P30"/>
      <text:p text:style-name="P30">Показатели популяции, которые используются в том числе и для оценки человека:</text:p>
      <text:list xml:id="list125236557154889873" text:style-name="L12">
        <text:list-item>
          <text:p text:style-name="P63">численность популяции (измеряется в особях) N</text:p>
        </text:list-item>
        <text:list-item>
          <text:p text:style-name="P63">плотность популяции (численность деленая на площадь или объем)</text:p>
        </text:list-item>
        <text:list-item>
          <text:p text:style-name="P63">рождаемость b — сколько особей родилось за период времени dt</text:p>
        </text:list-item>
        <text:list-item>
          <text:p text:style-name="P63">удельная рождаемость — рождаемость деленая на численность человек</text:p>
        </text:list-item>
        <text:list-item>
          <text:p text:style-name="P64">максимальная рождаемость</text:p>
        </text:list-item>
        <text:list-item>
          <text:p text:style-name="P64">экологическая, реализованная рождаемость</text:p>
        </text:list-item>
        <text:list-item>
          <text:p text:style-name="P64">смертность d</text:p>
        </text:list-item>
        <text:list-item>
          <text:p text:style-name="P64">абсолютная смертность</text:p>
        </text:list-item>
        <text:list-item>
          <text:p text:style-name="P64">удельная смертность</text:p>
        </text:list-item>
        <text:list-item>
          <text:p text:style-name="P64">минимальная смертность</text:p>
        </text:list-item>
        <text:list-item>
          <text:p text:style-name="P64">прирост или естественная убыль</text:p>
        </text:list-item>
      </text:list>
      <text:p text:style-name="P31"/>
      <text:p text:style-name="P31"/>
      <text:p text:style-name="P33">Возрастная структура:</text:p>
      <text:list xml:id="list92288580844352273" text:style-name="L13">
        <text:list-item>
          <text:p text:style-name="P65">пердрепродуктивный возраст</text:p>
        </text:list-item>
        <text:list-item>
          <text:p text:style-name="P65">репродуктивный возраст</text:p>
        </text:list-item>
        <text:list-item>
          <text:p text:style-name="P65">пострепродуктивный возраст</text:p>
        </text:list-item>
      </text:list>
      <text:p text:style-name="P33"/>
      <text:p text:style-name="P33">Существуют возрастные структуры:</text:p>
      <text:list xml:id="list8238871193046459339" text:style-name="L14">
        <text:list-item>
          <text:p text:style-name="P66">треугольник</text:p>
        </text:list-item>
        <text:list-item>
          <text:p text:style-name="P66">пирамидка</text:p>
        </text:list-item>
      </text:list>
      <text:p text:style-name="P33">Отдельно можно получить поло-возрастную структуру</text:p>
      <text:p text:style-name="P33"/>
      <text:p text:style-name="P33"><text:soft-page-break/>Кривые выживания:</text:p>
      <text:p text:style-name="P33">зависимость возраста в процентах от средней продолжительности жзни по х</text:p>
      <text:p text:style-name="P33">численность в логарифмическом масштабе по оси у</text:p>
      <text:list xml:id="list2022130101261212319" text:style-name="L15">
        <text:list-item>
          <text:p text:style-name="P67">большая детская смертность</text:p>
        </text:list-item>
        <text:list-item>
          <text:p text:style-name="P68">относительно равномерно</text:p>
        </text:list-item>
        <text:list-item>
          <text:p text:style-name="P68">в основном умирают особи в пострепродуктивном возрасте <text:span text:style-name="T13">(мало потомства, свойственна забота о нем)</text:span></text:p>
        </text:list-item>
      </text:list>
      <text:p text:style-name="P34"/>
      <text:p text:style-name="P35">Стратегии выживания:</text:p>
      <text:list xml:id="list5144747927715965810" text:style-name="L16">
        <text:list-item>
          <text:p text:style-name="P69">r стратегия — быстро активно размножаются, много детенышей, обычно особо не заботы о потомстве часто это относительно мелкие организмы, при этой стратегии j-кривая рост численности популяции</text:p>
        </text:list-item>
        <text:list-item>
          <text:p text:style-name="P69">k стратегия — связана с низкой рождаемостью, зависящей от плотности популяции, обычно есть забота о потомстве, потомство маленькое <text:span text:style-name="T14">характерна s-кривая</text:span></text:p>
        </text:list-item>
      </text:list>
      <text:p text:style-name="P35"/>
      <text:p text:style-name="P36">Взаимоотношение между особями возможно посредством звуков, запахов, жестов, движений, механический контакт</text:p>
      <text:p text:style-name="P36"/>
      <text:p text:style-name="P38">Экосистема</text:p>
      <text:p text:style-name="P37">Экосистема — это совокупность живых организмов, среды обитания, образующая единое функциональное целое. </text:p>
      <text:p text:style-name="P37"/>
      <text:p text:style-name="P39">Экосистемы:</text:p>
      <text:list xml:id="list6425739558836066422" text:style-name="L17">
        <text:list-item>
          <text:p text:style-name="P70">открытые — обмен и энергией и веществом</text:p>
        </text:list-item>
        <text:list-item>
          <text:p text:style-name="P70">закрытые — обмен энергией</text:p>
        </text:list-item>
        <text:list-item>
          <text:p text:style-name="P70">изолированные — обмена нет</text:p>
        </text:list-item>
      </text:list>
      <text:p text:style-name="P39"/>
      <text:p text:style-name="P40">Сумма свойств компонентов системы не является свойством системы.</text:p>
      <text:p text:style-name="P41">По размерам:</text:p>
      <text:list xml:id="list6936123366192858538" text:style-name="L18">
        <text:list-item>
          <text:p text:style-name="P71">микроэкосистемы — маленький пруд</text:p>
        </text:list-item>
        <text:list-item>
          <text:p text:style-name="P71">мезоэкосистемы — озеро средних размеров</text:p>
        </text:list-item>
        <text:list-item>
          <text:p text:style-name="P71">макроэкосистемы — моря, океаны, экосистема большого острова, части континента</text:p>
        </text:list-item>
        <text:list-item>
          <text:p text:style-name="P71">биосфера</text:p>
        </text:list-item>
      </text:list>
      <text:p text:style-name="P41"/>
      <text:p text:style-name="P41">Гетеротрофы и автотрофы </text:p>
      <text:p text:style-name="P41"/>
      <text:p text:style-name="P73">Биос — 3 <text:s/>примерно 315 м<text:span text:style-name="T4">3 </text:span><text:span text:style-name="T15">: 4 отсека, один живой, два для растений, один для водорослей. </text:span><text:span text:style-name="T16">Помещение было изолированно от внешнего мира, но система была не замкнутая. </text:span></text:p>
      <text:p text:style-name="P73"><text:span text:style-name="T17">Биосфера-2 примерно 2000м</text:span><text:span text:style-name="T5">3</text:span><text:span text:style-name="T17"> — </text:span><text:span text:style-name="T18">штат Аризона</text:span> </text:p>
      <text:p text:style-name="P74">Биосфера-1 <text:s/>- планета Земля</text:p>
      <text:p text:style-name="P74"/>
      <text:p text:style-name="P75">Экологическая субцессия - <text:s/>последовательная смена биоценоза. </text:p>
      <text:p text:style-name="P76">Биоценоз — совокупность живых организмов.</text:p>
      <text:p text:style-name="P77">Субцессии бывают аутогенные и а<text:span text:style-name="T19">у</text:span>огенные.</text:p>
      <text:p text:style-name="P77"/>
      <text:p text:style-name="P78">Аутогенные — системы без внешних воздействий.</text:p>
      <text:p text:style-name="P78">Ауогенные — связанные с внешним фактором.</text:p>
      <text:p text:style-name="P78"/>
      <text:p text:style-name="P79">Первичные субцессии — происх<text:span text:style-name="T20">о</text:span>дят там, где жизнь практически отсутствует.</text:p>
      <text:p text:style-name="P79">Вторичные субцессии — там, где что-то оставалос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8:30:46.181440922</meta:creation-date>
    <meta:generator>LibreOffice/5.1.6.2$Linux_X86_64 LibreOffice_project/10m0$Build-2</meta:generator>
    <dc:date>2018-11-10T10:17:07.082163949</dc:date>
    <meta:editing-duration>PT3H55M42S</meta:editing-duration>
    <meta:editing-cycles>52</meta:editing-cycles>
    <meta:document-statistic meta:table-count="0" meta:image-count="0" meta:object-count="0" meta:page-count="5" meta:paragraph-count="149" meta:word-count="1070" meta:character-count="8121" meta:non-whitespace-character-count="7220"/>
  </office:meta>
</office:document-meta>
</file>